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50938a" fo:border="0.74pt solid #eeeeee"/>
    </style:style>
    <style:style style:name="ce3" style:family="table-cell" style:parent-style-name="Default">
      <style:table-cell-properties fo:background-color="#81aca6" fo:border="0.74pt solid #eeeeee"/>
    </style:style>
    <style:style style:name="ce4" style:family="table-cell" style:parent-style-name="Default">
      <style:table-cell-properties fo:background-color="#ffde59" fo:border="0.74pt solid #eeeeee"/>
    </style:style>
    <style:style style:name="ce5" style:family="table-cell" style:parent-style-name="Default">
      <style:table-cell-properties fo:background-color="#5983b0" fo:border="0.74pt solid #eeeeee"/>
    </style:style>
    <style:style style:name="ce6" style:family="table-cell" style:parent-style-name="Default">
      <style:table-cell-properties fo:background-color="#ff3838" fo:border="0.74pt solid #eeeeee"/>
    </style:style>
    <style:style style:name="ce7" style:family="table-cell" style:parent-style-name="Default">
      <style:table-cell-properties fo:background-color="#b3cac7" fo:border="0.74pt solid #eeeeee"/>
    </style:style>
    <style:style style:name="ce8" style:family="table-cell" style:parent-style-name="Default">
      <style:table-cell-properties fo:background-color="#ffe994" fo:border="0.74pt solid #eeeeee"/>
    </style:style>
    <style:style style:name="ce9" style:family="table-cell" style:parent-style-name="Default">
      <style:table-cell-properties fo:background-color="#b4c7dc" fo:border="0.74pt solid #eeeeee"/>
    </style:style>
    <style:style style:name="ce10" style:family="table-cell" style:parent-style-name="Default">
      <style:table-cell-properties fo:background-color="#ff6d6d" fo:border="0.74pt solid #eeeeee"/>
    </style:style>
    <style:style style:name="ce21" style:family="table-cell" style:parent-style-name="Default">
      <style:table-cell-properties fo:background-color="#b4c7dc" fo:border="0.74pt solid #eeeeee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22" style:family="table-cell" style:parent-style-name="Default">
      <style:table-cell-properties fo:background-color="#ff6d6d" fo:border="0.74pt solid #eeeeee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9cm" svg:height="8.999cm" svg:x="20.421cm" svg:y="5.97cm">
            <draw:object draw:notify-on-update-of-ranges="Planilha1.D14:Planilha1.I14 Planilha1.D15:Planilha1.I15 Planilha1.D16:Planilha1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row table:style-name="ro1">
          <table:table-cell office:value-type="string" calcext:value-type="string">
            <text:p>MPI_Bcast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716" calcext:value-type="float">
            <text:p>0,0007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593" calcext:value-type="float">
            <text:p>0,00059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669" calcext:value-type="float">
            <text:p>0,000669</text:p>
          </table:table-cell>
          <table:table-cell office:value-type="float" office:value="0.000584" calcext:value-type="float">
            <text:p>0,0005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476" calcext:value-type="float">
            <text:p>0,0004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874" calcext:value-type="float">
            <text:p>0,000874</text:p>
          </table:table-cell>
          <table:table-cell office:value-type="float" office:value="0.002588" calcext:value-type="float">
            <text:p>0,002588</text:p>
          </table:table-cell>
          <table:table-cell office:value-type="float" office:value="0.000958" calcext:value-type="float">
            <text:p>0,0009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07" calcext:value-type="float">
            <text:p>0,0005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3972" calcext:value-type="float">
            <text:p>0,0039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32072" calcext:value-type="float">
            <text:p>0,0320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5425" calcext:value-type="float">
            <text:p>0,005425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682" calcext:value-type="float">
            <text:p>0,0006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447" calcext:value-type="float">
            <text:p>0,000447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4:.D13])" office:value-type="float" office:value="0.0000006" calcext:value-type="float">
            <text:p>0,0000006</text:p>
          </table:table-cell>
          <table:table-cell table:style-name="ce8" table:formula="of:=AVERAGE([.E4:.E13])" office:value-type="float" office:value="0.0000317" calcext:value-type="float">
            <text:p>0,0000317</text:p>
          </table:table-cell>
          <table:table-cell table:style-name="ce8" table:formula="of:=AVERAGE([.F4:.F13])" office:value-type="float" office:value="0.0000805" calcext:value-type="float">
            <text:p>0,0000805</text:p>
          </table:table-cell>
          <table:table-cell table:style-name="ce8" table:formula="of:=AVERAGE([.G4:.G13])" office:value-type="float" office:value="0.0007254" calcext:value-type="float">
            <text:p>0,0007254</text:p>
          </table:table-cell>
          <table:table-cell table:style-name="ce8" table:formula="of:=AVERAGE([.H4:.H13])" office:value-type="float" office:value="0.0005798" calcext:value-type="float">
            <text:p>0,0005798</text:p>
          </table:table-cell>
          <table:table-cell table:style-name="ce8" table:formula="of:=AVERAGE([.I4:.I13])" office:value-type="float" office:value="0.0041007" calcext:value-type="float">
            <text:p>0,0041007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4]-[.A2]*STDEV([.D4:.D13])/SQRT(10)" office:value-type="float" office:value="0.00000027993334027633" calcext:value-type="float">
            <text:p>2,7993334027633E-07</text:p>
          </table:table-cell>
          <table:table-cell table:style-name="ce9" table:formula="of:=[.E14]-[.A2]*STDEV([.E4:.E13])/SQRT(10)" office:value-type="float" office:value="0.000027079773742914" calcext:value-type="float">
            <text:p>2,7079773742914E-05</text:p>
          </table:table-cell>
          <table:table-cell table:style-name="ce9" table:formula="of:=[.F14]-[.A2]*STDEV([.F4:.F13])/SQRT(10)" office:value-type="float" office:value="0.0000638707735196933" calcext:value-type="float">
            <text:p>6,38707735196933E-05</text:p>
          </table:table-cell>
          <table:table-cell table:style-name="ce21" table:formula="of:=[.G14]-[.A2]*STDEV([.G4:.G13])/SQRT(10)" office:value-type="float" office:value="-0.000308670696851579" calcext:value-type="float">
            <text:p>-0,000308670696851579</text:p>
          </table:table-cell>
          <table:table-cell table:style-name="ce9" table:formula="of:=[.H14]-[.A2]*STDEV([.H4:.H13])/SQRT(10)" office:value-type="float" office:value="0.000133183149213756" calcext:value-type="float">
            <text:p>0,000133183149213756</text:p>
          </table:table-cell>
          <table:table-cell table:style-name="ce9" table:formula="of:=[.I14]-[.A2]*STDEV([.I4:.I13])/SQRT(10)" office:value-type="float" office:value="-0.00202638332988123" calcext:value-type="float">
            <text:p>-0,0020263833298812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4]+[.A2]*STDEV([.D4:.D13])/SQRT(10)" office:value-type="float" office:value="0.00000092006665972367" calcext:value-type="float">
            <text:p>9,2006665972367E-07</text:p>
          </table:table-cell>
          <table:table-cell table:style-name="ce10" table:formula="of:=[.E14]+[.A2]*STDEV([.E4:.E13])/SQRT(10)" office:value-type="float" office:value="0.000036320226257086" calcext:value-type="float">
            <text:p>3,6320226257086E-05</text:p>
          </table:table-cell>
          <table:table-cell table:style-name="ce10" table:formula="of:=[.F14]+[.A2]*STDEV([.F4:.F13])/SQRT(10)" office:value-type="float" office:value="0.0000971292264803067" calcext:value-type="float">
            <text:p>9,71292264803067E-05</text:p>
          </table:table-cell>
          <table:table-cell table:style-name="ce22" table:formula="of:=[.G14]+[.A2]*STDEV([.G4:.G13])/SQRT(10)" office:value-type="float" office:value="0.00175947069685158" calcext:value-type="float">
            <text:p>0,00175947069685158</text:p>
          </table:table-cell>
          <table:table-cell table:style-name="ce10" table:formula="of:=[.H14]+[.A2]*STDEV([.H4:.H13])/SQRT(10)" office:value-type="float" office:value="0.00102641685078624" calcext:value-type="float">
            <text:p>0,00102641685078624</text:p>
          </table:table-cell>
          <table:table-cell table:style-name="ce10" table:formula="of:=[.I14]+[.A2]*STDEV([.I4:.I13])/SQRT(10)" office:value-type="float" office:value="0.0102277833298812" calcext:value-type="float">
            <text:p>0,0102277833298812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476" calcext:value-type="float">
            <text:p>0,000476</text:p>
          </table:table-cell>
          <table:table-cell office:value-type="float" office:value="0.000788" calcext:value-type="float">
            <text:p>0,0007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543" calcext:value-type="float">
            <text:p>0,0005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1495" calcext:value-type="float">
            <text:p>0,001495</text:p>
          </table:table-cell>
          <table:table-cell office:value-type="float" office:value="0.000488" calcext:value-type="float">
            <text:p>0,00048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18233" calcext:value-type="float">
            <text:p>0,018233</text:p>
          </table:table-cell>
          <table:table-cell office:value-type="float" office:value="0.00061" calcext:value-type="float">
            <text:p>0,0006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645" calcext:value-type="float">
            <text:p>0,00064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9879" calcext:value-type="float">
            <text:p>0,00987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00488" calcext:value-type="float">
            <text:p>0,0004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1111" calcext:value-type="float">
            <text:p>0,0011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5" calcext:value-type="float">
            <text:p>0,000005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32616" calcext:value-type="float">
            <text:p>0,0326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071" calcext:value-type="float">
            <text:p>0,0007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20:.D29])" office:value-type="float" office:value="0.0000009" calcext:value-type="float">
            <text:p>0,0000009</text:p>
          </table:table-cell>
          <table:table-cell table:style-name="ce8" table:formula="of:=AVERAGE([.E20:.E29])" office:value-type="float" office:value="0.0000383" calcext:value-type="float">
            <text:p>0,0000383</text:p>
          </table:table-cell>
          <table:table-cell table:style-name="ce8" table:formula="of:=AVERAGE([.F20:.F29])" office:value-type="float" office:value="0.0000616" calcext:value-type="float">
            <text:p>0,0000616</text:p>
          </table:table-cell>
          <table:table-cell table:style-name="ce8" table:formula="of:=AVERAGE([.G20:.G29])" office:value-type="float" office:value="0.0001239" calcext:value-type="float">
            <text:p>0,0001239</text:p>
          </table:table-cell>
          <table:table-cell table:style-name="ce8" table:formula="of:=AVERAGE([.H20:.H29])" office:value-type="float" office:value="0.0023296" calcext:value-type="float">
            <text:p>0,0023296</text:p>
          </table:table-cell>
          <table:table-cell table:style-name="ce8" table:formula="of:=AVERAGE([.I20:.I29])" office:value-type="float" office:value="0.0047878" calcext:value-type="float">
            <text:p>0,0047878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30]-[.A2]*STDEV([.D20:.D29])/SQRT(10)" office:value-type="float" office:value="-0.00000004451304326033" calcext:value-type="float">
            <text:p>-4,451304326033E-08</text:p>
          </table:table-cell>
          <table:table-cell table:style-name="ce9" table:formula="of:=[.E30]-[.A2]*STDEV([.E20:.E29])/SQRT(10)" office:value-type="float" office:value="0.0000329200072697282" calcext:value-type="float">
            <text:p>3,29200072697282E-05</text:p>
          </table:table-cell>
          <table:table-cell table:style-name="ce9" table:formula="of:=[.F30]-[.A2]*STDEV([.F20:.F29])/SQRT(10)" office:value-type="float" office:value="0.0000544897639982909" calcext:value-type="float">
            <text:p>5,44897639982909E-05</text:p>
          </table:table-cell>
          <table:table-cell table:style-name="ce21" table:formula="of:=[.G30]-[.A2]*STDEV([.G20:.G29])/SQRT(10)" office:value-type="float" office:value="0.000101118518670737" calcext:value-type="float">
            <text:p>0,000101118518670737</text:p>
          </table:table-cell>
          <table:table-cell table:style-name="ce9" table:formula="of:=[.H30]-[.A2]*STDEV([.H20:.H29])/SQRT(10)" office:value-type="float" office:value="-0.00114230606018436" calcext:value-type="float">
            <text:p>-0,00114230606018436</text:p>
          </table:table-cell>
          <table:table-cell table:style-name="ce9" table:formula="of:=[.I30]-[.A2]*STDEV([.I20:.I29])/SQRT(10)" office:value-type="float" office:value="-0.00153330191782779" calcext:value-type="float">
            <text:p>-0,0015333019178277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30]+[.A2]*STDEV([.D20:.D29])/SQRT(10)" office:value-type="float" office:value="0.00000184451304326033" calcext:value-type="float">
            <text:p>1,84451304326033E-06</text:p>
          </table:table-cell>
          <table:table-cell table:style-name="ce10" table:formula="of:=[.E30]+[.A2]*STDEV([.E20:.E29])/SQRT(10)" office:value-type="float" office:value="0.0000436799927302718" calcext:value-type="float">
            <text:p>4,36799927302718E-05</text:p>
          </table:table-cell>
          <table:table-cell table:style-name="ce10" table:formula="of:=[.F30]+[.A2]*STDEV([.F20:.F29])/SQRT(10)" office:value-type="float" office:value="0.0000687102360017091" calcext:value-type="float">
            <text:p>6,87102360017091E-05</text:p>
          </table:table-cell>
          <table:table-cell table:style-name="ce22" table:formula="of:=[.G30]+[.A2]*STDEV([.G20:.G29])/SQRT(10)" office:value-type="float" office:value="0.000146681481329263" calcext:value-type="float">
            <text:p>0,000146681481329263</text:p>
          </table:table-cell>
          <table:table-cell table:style-name="ce10" table:formula="of:=[.H30]+[.A2]*STDEV([.H20:.H29])/SQRT(10)" office:value-type="float" office:value="0.00580150606018436" calcext:value-type="float">
            <text:p>0,00580150606018436</text:p>
          </table:table-cell>
          <table:table-cell table:style-name="ce10" table:formula="of:=[.I30]+[.A2]*STDEV([.I20:.I29])/SQRT(10)" office:value-type="float" office:value="0.0111089019178278" calcext:value-type="float">
            <text:p>0,0111089019178278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1757" calcext:value-type="float">
            <text:p>0,0017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0.001703" calcext:value-type="float">
            <text:p>0,0017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467" calcext:value-type="float">
            <text:p>0,0004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195" calcext:value-type="float">
            <text:p>0,0019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0.000644" calcext:value-type="float">
            <text:p>0,0006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34" calcext:value-type="float">
            <text:p>0,0005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56" calcext:value-type="float">
            <text:p>0,0005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73" calcext:value-type="float">
            <text:p>0,000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569" calcext:value-type="float">
            <text:p>0,0005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357" calcext:value-type="float">
            <text:p>0,000357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36:.D45])" office:value-type="float" office:value="0.0000009" calcext:value-type="float">
            <text:p>0,0000009</text:p>
          </table:table-cell>
          <table:table-cell table:style-name="ce8" table:formula="of:=AVERAGE([.E36:.E45])" office:value-type="float" office:value="0.0000402" calcext:value-type="float">
            <text:p>0,0000402</text:p>
          </table:table-cell>
          <table:table-cell table:style-name="ce8" table:formula="of:=AVERAGE([.F36:.F45])" office:value-type="float" office:value="0.0000512" calcext:value-type="float">
            <text:p>0,0000512</text:p>
          </table:table-cell>
          <table:table-cell table:style-name="ce8" table:formula="of:=AVERAGE([.G36:.G45])" office:value-type="float" office:value="0.0001278" calcext:value-type="float">
            <text:p>0,0001278</text:p>
          </table:table-cell>
          <table:table-cell table:style-name="ce8" table:formula="of:=AVERAGE([.H36:.H45])" office:value-type="float" office:value="0.0004025" calcext:value-type="float">
            <text:p>0,0004025</text:p>
          </table:table-cell>
          <table:table-cell table:style-name="ce8" table:formula="of:=AVERAGE([.I36:.I45])" office:value-type="float" office:value="0.0009271" calcext:value-type="float">
            <text:p>0,0009271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46]-[.A2]*STDEV([.D36:.D45])/SQRT(10)" office:value-type="float" office:value="0.000000704" calcext:value-type="float">
            <text:p>0,000000704</text:p>
          </table:table-cell>
          <table:table-cell table:style-name="ce9" table:formula="of:=[.E46]-[.A2]*STDEV([.E36:.E45])/SQRT(10)" office:value-type="float" office:value="0.0000362930885173409" calcext:value-type="float">
            <text:p>3,62930885173409E-05</text:p>
          </table:table-cell>
          <table:table-cell table:style-name="ce9" table:formula="of:=[.F46]-[.A2]*STDEV([.F36:.F45])/SQRT(10)" office:value-type="float" office:value="0.0000457275776641215" calcext:value-type="float">
            <text:p>4,57275776641215E-05</text:p>
          </table:table-cell>
          <table:table-cell table:style-name="ce21" table:formula="of:=[.G46]-[.A2]*STDEV([.G36:.G45])/SQRT(10)" office:value-type="float" office:value="0.000107094795673014" calcext:value-type="float">
            <text:p>0,000107094795673014</text:p>
          </table:table-cell>
          <table:table-cell table:style-name="ce9" table:formula="of:=[.H46]-[.A2]*STDEV([.H36:.H45])/SQRT(10)" office:value-type="float" office:value="0.000267568001291185" calcext:value-type="float">
            <text:p>0,000267568001291185</text:p>
          </table:table-cell>
          <table:table-cell table:style-name="ce9" table:formula="of:=[.I46]-[.A2]*STDEV([.I36:.I45])/SQRT(10)" office:value-type="float" office:value="0.000545567602892406" calcext:value-type="float">
            <text:p>0,000545567602892406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46]+[.A2]*STDEV([.D36:.D45])/SQRT(10)" office:value-type="float" office:value="0.000001096" calcext:value-type="float">
            <text:p>0,000001096</text:p>
          </table:table-cell>
          <table:table-cell table:style-name="ce10" table:formula="of:=[.E46]+[.A2]*STDEV([.E36:.E45])/SQRT(10)" office:value-type="float" office:value="0.0000441069114826591" calcext:value-type="float">
            <text:p>4,41069114826591E-05</text:p>
          </table:table-cell>
          <table:table-cell table:style-name="ce10" table:formula="of:=[.F46]+[.A2]*STDEV([.F36:.F45])/SQRT(10)" office:value-type="float" office:value="0.0000566724223358785" calcext:value-type="float">
            <text:p>5,66724223358785E-05</text:p>
          </table:table-cell>
          <table:table-cell table:style-name="ce22" table:formula="of:=[.G46]+[.A2]*STDEV([.G36:.G45])/SQRT(10)" office:value-type="float" office:value="0.000148505204326986" calcext:value-type="float">
            <text:p>0,000148505204326986</text:p>
          </table:table-cell>
          <table:table-cell table:style-name="ce10" table:formula="of:=[.H46]+[.A2]*STDEV([.H36:.H45])/SQRT(10)" office:value-type="float" office:value="0.000537431998708815" calcext:value-type="float">
            <text:p>0,000537431998708815</text:p>
          </table:table-cell>
          <table:table-cell table:style-name="ce10" table:formula="of:=[.I46]+[.A2]*STDEV([.I36:.I45])/SQRT(10)" office:value-type="float" office:value="0.00130863239710759" calcext:value-type="float">
            <text:p>0,00130863239710759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788" calcext:value-type="float">
            <text:p>0,00078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463" calcext:value-type="float">
            <text:p>0,0004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608" calcext:value-type="float">
            <text:p>0,0006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3677" calcext:value-type="float">
            <text:p>0,00367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534" calcext:value-type="float">
            <text:p>0,0005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1609" calcext:value-type="float">
            <text:p>0,001609</text:p>
          </table:table-cell>
          <table:table-cell office:value-type="float" office:value="0.001754" calcext:value-type="float">
            <text:p>0,0017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588" calcext:value-type="float">
            <text:p>0,0005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0089" calcext:value-type="float">
            <text:p>0,000089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13429" calcext:value-type="float">
            <text:p>0,01342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52:.D61])" office:value-type="float" office:value="0.0000008" calcext:value-type="float">
            <text:p>0,0000008</text:p>
          </table:table-cell>
          <table:table-cell table:style-name="ce8" table:formula="of:=AVERAGE([.E52:.E61])" office:value-type="float" office:value="0.0000531" calcext:value-type="float">
            <text:p>0,0000531</text:p>
          </table:table-cell>
          <table:table-cell table:style-name="ce8" table:formula="of:=AVERAGE([.F52:.F61])" office:value-type="float" office:value="0.0000803" calcext:value-type="float">
            <text:p>0,0000803</text:p>
          </table:table-cell>
          <table:table-cell table:style-name="ce8" table:formula="of:=AVERAGE([.G52:.G61])" office:value-type="float" office:value="0.0001961" calcext:value-type="float">
            <text:p>0,0001961</text:p>
          </table:table-cell>
          <table:table-cell table:style-name="ce8" table:formula="of:=AVERAGE([.H52:.H61])" office:value-type="float" office:value="0.0004905" calcext:value-type="float">
            <text:p>0,0004905</text:p>
          </table:table-cell>
          <table:table-cell table:style-name="ce8" table:formula="of:=AVERAGE([.I52:.I61])" office:value-type="float" office:value="0.0023633" calcext:value-type="float">
            <text:p>0,0023633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62]-[.A2]*STDEV([.D52:.D61])/SQRT(10)" office:value-type="float" office:value="0.00000053866666666667" calcext:value-type="float">
            <text:p>5,3866666666667E-07</text:p>
          </table:table-cell>
          <table:table-cell table:style-name="ce9" table:formula="of:=[.E62]-[.A2]*STDEV([.E52:.E61])/SQRT(10)" office:value-type="float" office:value="0.0000490678163622066" calcext:value-type="float">
            <text:p>4,90678163622066E-05</text:p>
          </table:table-cell>
          <table:table-cell table:style-name="ce9" table:formula="of:=[.F62]-[.A2]*STDEV([.F52:.F61])/SQRT(10)" office:value-type="float" office:value="0.0000678418737988233" calcext:value-type="float">
            <text:p>6,78418737988233E-05</text:p>
          </table:table-cell>
          <table:table-cell table:style-name="ce21" table:formula="of:=[.G62]-[.A2]*STDEV([.G52:.G61])/SQRT(10)" office:value-type="float" office:value="0.000181740185145112" calcext:value-type="float">
            <text:p>0,000181740185145112</text:p>
          </table:table-cell>
          <table:table-cell table:style-name="ce9" table:formula="of:=[.H62]-[.A2]*STDEV([.H52:.H61])/SQRT(10)" office:value-type="float" office:value="0.000238899942183366" calcext:value-type="float">
            <text:p>0,000238899942183366</text:p>
          </table:table-cell>
          <table:table-cell table:style-name="ce9" table:formula="of:=[.I62]-[.A2]*STDEV([.I52:.I61])/SQRT(10)" office:value-type="float" office:value="-0.000120526011920946" calcext:value-type="float">
            <text:p>-0,000120526011920946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62]+[.A2]*STDEV([.D52:.D61])/SQRT(10)" office:value-type="float" office:value="0.00000106133333333333" calcext:value-type="float">
            <text:p>1,06133333333333E-06</text:p>
          </table:table-cell>
          <table:table-cell table:style-name="ce10" table:formula="of:=[.E62]+[.A2]*STDEV([.E52:.E61])/SQRT(10)" office:value-type="float" office:value="0.0000571321836377934" calcext:value-type="float">
            <text:p>5,71321836377934E-05</text:p>
          </table:table-cell>
          <table:table-cell table:style-name="ce10" table:formula="of:=[.F62]+[.A2]*STDEV([.F52:.F61])/SQRT(10)" office:value-type="float" office:value="0.0000927581262011767" calcext:value-type="float">
            <text:p>9,27581262011767E-05</text:p>
          </table:table-cell>
          <table:table-cell table:style-name="ce22" table:formula="of:=[.G62]+[.A2]*STDEV([.G52:.G61])/SQRT(10)" office:value-type="float" office:value="0.000210459814854888" calcext:value-type="float">
            <text:p>0,000210459814854888</text:p>
          </table:table-cell>
          <table:table-cell table:style-name="ce10" table:formula="of:=[.H62]+[.A2]*STDEV([.H52:.H61])/SQRT(10)" office:value-type="float" office:value="0.000742100057816633" calcext:value-type="float">
            <text:p>0,000742100057816633</text:p>
          </table:table-cell>
          <table:table-cell table:style-name="ce10" table:formula="of:=[.I62]+[.A2]*STDEV([.I52:.I61])/SQRT(10)" office:value-type="float" office:value="0.00484712601192095" calcext:value-type="float">
            <text:p>0,00484712601192095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662" calcext:value-type="float">
            <text:p>0,0006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0.002926" calcext:value-type="float">
            <text:p>0,002926</text:p>
          </table:table-cell>
          <table:table-cell office:value-type="float" office:value="0.001279" calcext:value-type="float">
            <text:p>0,00127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8164" calcext:value-type="float">
            <text:p>0,008164</text:p>
          </table:table-cell>
          <table:table-cell office:value-type="float" office:value="0.000665" calcext:value-type="float">
            <text:p>0,0006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9223" calcext:value-type="float">
            <text:p>0,0092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424" calcext:value-type="float">
            <text:p>0,0004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409" calcext:value-type="float">
            <text:p>0,00040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6021" calcext:value-type="float">
            <text:p>0,0060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252" calcext:value-type="float">
            <text:p>0,000252</text:p>
          </table:table-cell>
          <table:table-cell office:value-type="float" office:value="0.000367" calcext:value-type="float">
            <text:p>0,000367</text:p>
          </table:table-cell>
          <table:table-cell office:value-type="float" office:value="0.000534" calcext:value-type="float">
            <text:p>0,0005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2" calcext:value-type="float">
            <text:p>0,000002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543" calcext:value-type="float">
            <text:p>0,00054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592" calcext:value-type="float">
            <text:p>0,000592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68:.D77])" office:value-type="float" office:value="0.0000005" calcext:value-type="float">
            <text:p>0,0000005</text:p>
          </table:table-cell>
          <table:table-cell table:style-name="ce8" table:formula="of:=AVERAGE([.E68:.E77])" office:value-type="float" office:value="0.0000838" calcext:value-type="float">
            <text:p>0,0000838</text:p>
          </table:table-cell>
          <table:table-cell table:style-name="ce8" table:formula="of:=AVERAGE([.F68:.F77])" office:value-type="float" office:value="0.000394" calcext:value-type="float">
            <text:p>0,000394</text:p>
          </table:table-cell>
          <table:table-cell table:style-name="ce8" table:formula="of:=AVERAGE([.G68:.G77])" office:value-type="float" office:value="0.0002771" calcext:value-type="float">
            <text:p>0,0002771</text:p>
          </table:table-cell>
          <table:table-cell table:style-name="ce8" table:formula="of:=AVERAGE([.H68:.H77])" office:value-type="float" office:value="0.0013352" calcext:value-type="float">
            <text:p>0,0013352</text:p>
          </table:table-cell>
          <table:table-cell table:style-name="ce8" table:formula="of:=AVERAGE([.I68:.I77])" office:value-type="float" office:value="0.0020352" calcext:value-type="float">
            <text:p>0,002035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78]-[.A2]*STDEV([.D68:.D77])/SQRT(10)" office:value-type="float" office:value="0.00000006173067641004" calcext:value-type="float">
            <text:p>6,173067641004E-08</text:p>
          </table:table-cell>
          <table:table-cell table:style-name="ce9" table:formula="of:=[.E78]-[.A2]*STDEV([.E68:.E77])/SQRT(10)" office:value-type="float" office:value="0.0000738581641757895" calcext:value-type="float">
            <text:p>7,38581641757895E-05</text:p>
          </table:table-cell>
          <table:table-cell table:style-name="ce9" table:formula="of:=[.F78]-[.A2]*STDEV([.F68:.F77])/SQRT(10)" office:value-type="float" office:value="-0.000171948995958705" calcext:value-type="float">
            <text:p>-0,000171948995958705</text:p>
          </table:table-cell>
          <table:table-cell table:style-name="ce21" table:formula="of:=[.G78]-[.A2]*STDEV([.G68:.G77])/SQRT(10)" office:value-type="float" office:value="0.000248177987806286" calcext:value-type="float">
            <text:p>0,000248177987806286</text:p>
          </table:table-cell>
          <table:table-cell table:style-name="ce9" table:formula="of:=[.H78]-[.A2]*STDEV([.H68:.H77])/SQRT(10)" office:value-type="float" office:value="-0.000239283310519359" calcext:value-type="float">
            <text:p>-0,000239283310519359</text:p>
          </table:table-cell>
          <table:table-cell table:style-name="ce9" table:formula="of:=[.I78]-[.A2]*STDEV([.I68:.I77])/SQRT(10)" office:value-type="float" office:value="0.000145161707357464" calcext:value-type="float">
            <text:p>0,000145161707357464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78]+[.A2]*STDEV([.D68:.D77])/SQRT(10)" office:value-type="float" office:value="0.00000093826932358996" calcext:value-type="float">
            <text:p>9,3826932358996E-07</text:p>
          </table:table-cell>
          <table:table-cell table:style-name="ce10" table:formula="of:=[.E78]+[.A2]*STDEV([.E68:.E77])/SQRT(10)" office:value-type="float" office:value="0.0000937418358242105" calcext:value-type="float">
            <text:p>9,37418358242105E-05</text:p>
          </table:table-cell>
          <table:table-cell table:style-name="ce10" table:formula="of:=[.F78]+[.A2]*STDEV([.F68:.F77])/SQRT(10)" office:value-type="float" office:value="0.000959948995958705" calcext:value-type="float">
            <text:p>0,000959948995958705</text:p>
          </table:table-cell>
          <table:table-cell table:style-name="ce22" table:formula="of:=[.G78]+[.A2]*STDEV([.G68:.G77])/SQRT(10)" office:value-type="float" office:value="0.000306022012193714" calcext:value-type="float">
            <text:p>0,000306022012193714</text:p>
          </table:table-cell>
          <table:table-cell table:style-name="ce10" table:formula="of:=[.H78]+[.A2]*STDEV([.H68:.H77])/SQRT(10)" office:value-type="float" office:value="0.00290968331051936" calcext:value-type="float">
            <text:p>0,00290968331051936</text:p>
          </table:table-cell>
          <table:table-cell table:style-name="ce10" table:formula="of:=[.I78]+[.A2]*STDEV([.I68:.I77])/SQRT(10)" office:value-type="float" office:value="0.00392523829264254" calcext:value-type="float">
            <text:p>0,0039252382926425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1631" calcext:value-type="float">
            <text:p>0,001631</text:p>
          </table:table-cell>
          <table:table-cell office:value-type="float" office:value="0.000482" calcext:value-type="float">
            <text:p>0,0004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652" calcext:value-type="float">
            <text:p>0,000652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482" calcext:value-type="float">
            <text:p>0,0004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table:number-columns-repeated="2" office:value-type="float" office:value="0.000171" calcext:value-type="float">
            <text:p>0,000171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49" calcext:value-type="float">
            <text:p>0,0004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325" calcext:value-type="float">
            <text:p>0,0003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44" calcext:value-type="float">
            <text:p>0,000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215" calcext:value-type="float">
            <text:p>0,000215</text:p>
          </table:table-cell>
          <table:table-cell office:value-type="float" office:value="0.000391" calcext:value-type="float">
            <text:p>0,00039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3893" calcext:value-type="float">
            <text:p>0,003893</text:p>
          </table:table-cell>
          <table:table-cell office:value-type="float" office:value="0.000595" calcext:value-type="float">
            <text:p>0,0005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68" calcext:value-type="float">
            <text:p>0,000568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84:.D93])" office:value-type="float" office:value="0.0000005" calcext:value-type="float">
            <text:p>0,0000005</text:p>
          </table:table-cell>
          <table:table-cell table:style-name="ce8" table:formula="of:=AVERAGE([.E84:.E93])" office:value-type="float" office:value="0.0001195" calcext:value-type="float">
            <text:p>0,0001195</text:p>
          </table:table-cell>
          <table:table-cell table:style-name="ce8" table:formula="of:=AVERAGE([.F84:.F93])" office:value-type="float" office:value="0.000182" calcext:value-type="float">
            <text:p>0,000182</text:p>
          </table:table-cell>
          <table:table-cell table:style-name="ce8" table:formula="of:=AVERAGE([.G84:.G93])" office:value-type="float" office:value="0.0003865" calcext:value-type="float">
            <text:p>0,0003865</text:p>
          </table:table-cell>
          <table:table-cell table:style-name="ce8" table:formula="of:=AVERAGE([.H84:.H93])" office:value-type="float" office:value="0.0008956" calcext:value-type="float">
            <text:p>0,0008956</text:p>
          </table:table-cell>
          <table:table-cell table:style-name="ce8" table:formula="of:=AVERAGE([.I84:.I93])" office:value-type="float" office:value="0.0005204" calcext:value-type="float">
            <text:p>0,0005204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94]-[.A2]*STDEV([.D84:.D93])/SQRT(10)" office:value-type="float" office:value="0.00000017333333333333" calcext:value-type="float">
            <text:p>1,7333333333333E-07</text:p>
          </table:table-cell>
          <table:table-cell table:style-name="ce9" table:formula="of:=[.E94]-[.A2]*STDEV([.E84:.E93])/SQRT(10)" office:value-type="float" office:value="0.000103270879122872" calcext:value-type="float">
            <text:p>0,000103270879122872</text:p>
          </table:table-cell>
          <table:table-cell table:style-name="ce9" table:formula="of:=[.F94]-[.A2]*STDEV([.F84:.F93])/SQRT(10)" office:value-type="float" office:value="0.000166181775910889" calcext:value-type="float">
            <text:p>0,000166181775910889</text:p>
          </table:table-cell>
          <table:table-cell table:style-name="ce21" table:formula="of:=[.G94]-[.A2]*STDEV([.G84:.G93])/SQRT(10)" office:value-type="float" office:value="0.000355690293448691" calcext:value-type="float">
            <text:p>0,000355690293448691</text:p>
          </table:table-cell>
          <table:table-cell table:style-name="ce9" table:formula="of:=[.H94]-[.A2]*STDEV([.H84:.H93])/SQRT(10)" office:value-type="float" office:value="0.000194679762288334" calcext:value-type="float">
            <text:p>0,000194679762288334</text:p>
          </table:table-cell>
          <table:table-cell table:style-name="ce9" table:formula="of:=[.I94]-[.A82]*STDEV([.I84:.I93])/SQRT(10)" office:value-type="float" office:value="0.0005204" calcext:value-type="float">
            <text:p>0,0005204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94]+[.A2]*STDEV([.D84:.D93])/SQRT(10)" office:value-type="float" office:value="0.00000082666666666667" calcext:value-type="float">
            <text:p>8,2666666666667E-07</text:p>
          </table:table-cell>
          <table:table-cell table:style-name="ce10" table:formula="of:=[.E94]+[.A2]*STDEV([.E84:.E93])/SQRT(10)" office:value-type="float" office:value="0.000135729120877128" calcext:value-type="float">
            <text:p>0,000135729120877128</text:p>
          </table:table-cell>
          <table:table-cell table:style-name="ce10" table:formula="of:=[.F94]+[.A2]*STDEV([.F84:.F93])/SQRT(10)" office:value-type="float" office:value="0.000197818224089111" calcext:value-type="float">
            <text:p>0,000197818224089111</text:p>
          </table:table-cell>
          <table:table-cell table:style-name="ce22" table:formula="of:=[.G94]+[.A2]*STDEV([.G84:.G93])/SQRT(10)" office:value-type="float" office:value="0.000417309706551309" calcext:value-type="float">
            <text:p>0,000417309706551309</text:p>
          </table:table-cell>
          <table:table-cell table:style-name="ce10" table:formula="of:=[.H94]+[.A2]*STDEV([.H84:.H93])/SQRT(10)" office:value-type="float" office:value="0.00159652023771167" calcext:value-type="float">
            <text:p>0,00159652023771167</text:p>
          </table:table-cell>
          <table:table-cell table:style-name="ce10" table:formula="of:=[.I94]+[.A82]*STDEV([.I84:.I93])/SQRT(10)" office:value-type="float" office:value="0.0005204" calcext:value-type="float">
            <text:p>0,000520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96" calcext:value-type="float">
            <text:p>0,00029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639" calcext:value-type="float">
            <text:p>0,0006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2" calcext:value-type="float">
            <text:p>0,000002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753" calcext:value-type="float">
            <text:p>0,000753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355" calcext:value-type="float">
            <text:p>0,0003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489" calcext:value-type="float">
            <text:p>0,0004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391" calcext:value-type="float">
            <text:p>0,0003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0564" calcext:value-type="float">
            <text:p>0,0005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545" calcext:value-type="float">
            <text:p>0,0005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626" calcext:value-type="float">
            <text:p>0,000626</text:p>
          </table:table-cell>
          <table:table-cell office:value-type="float" office:value="0.007669" calcext:value-type="float">
            <text:p>0,007669</text:p>
          </table:table-cell>
          <table:table-cell office:value-type="float" office:value="0.000778" calcext:value-type="float">
            <text:p>0,0007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513" calcext:value-type="float">
            <text:p>0,0005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1471" calcext:value-type="float">
            <text:p>0,00147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100:.D109])" office:value-type="float" office:value="0.0000005" calcext:value-type="float">
            <text:p>0,0000005</text:p>
          </table:table-cell>
          <table:table-cell table:style-name="ce8" table:formula="of:=AVERAGE([.E100:.E109])" office:value-type="float" office:value="0.0001958" calcext:value-type="float">
            <text:p>0,0001958</text:p>
          </table:table-cell>
          <table:table-cell table:style-name="ce8" table:formula="of:=AVERAGE([.F100:.F109])" office:value-type="float" office:value="0.000362" calcext:value-type="float">
            <text:p>0,000362</text:p>
          </table:table-cell>
          <table:table-cell table:style-name="ce8" table:formula="of:=AVERAGE([.G100:.G109])" office:value-type="float" office:value="0.0006482" calcext:value-type="float">
            <text:p>0,0006482</text:p>
          </table:table-cell>
          <table:table-cell table:style-name="ce8" table:formula="of:=AVERAGE([.H100:.H109])" office:value-type="float" office:value="0.0011459" calcext:value-type="float">
            <text:p>0,0011459</text:p>
          </table:table-cell>
          <table:table-cell table:style-name="ce8" table:formula="of:=AVERAGE([.I100:.I109])" office:value-type="float" office:value="0.0006349" calcext:value-type="float">
            <text:p>0,0006349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10]-[.A2]*STDEV([.D100:.D109])/SQRT(10)" office:value-type="float" office:value="0.00000006173067641004" calcext:value-type="float">
            <text:p>6,173067641004E-08</text:p>
          </table:table-cell>
          <table:table-cell table:style-name="ce9" table:formula="of:=[.E110]-[.A2]*STDEV([.E100:.E109])/SQRT(10)" office:value-type="float" office:value="0.000172426001302492" calcext:value-type="float">
            <text:p>0,000172426001302492</text:p>
          </table:table-cell>
          <table:table-cell table:style-name="ce9" table:formula="of:=[.F110]-[.A2]*STDEV([.F100:.F109])/SQRT(10)" office:value-type="float" office:value="0.000321438574647004" calcext:value-type="float">
            <text:p>0,000321438574647004</text:p>
          </table:table-cell>
          <table:table-cell table:style-name="ce21" table:formula="of:=[.G110]-[.A2]*STDEV([.G100:.G109])/SQRT(10)" office:value-type="float" office:value="0.000539944105823286" calcext:value-type="float">
            <text:p>0,000539944105823286</text:p>
          </table:table-cell>
          <table:table-cell table:style-name="ce9" table:formula="of:=[.H110]-[.A2]*STDEV([.H100:.H109])/SQRT(10)" office:value-type="float" office:value="-0.000277294090356227" calcext:value-type="float">
            <text:p>-0,000277294090356227</text:p>
          </table:table-cell>
          <table:table-cell table:style-name="ce9" table:formula="of:=[.I110]-[.A2]*STDEV([.I100:.I109])/SQRT(10)" office:value-type="float" office:value="0.000438074303443659" calcext:value-type="float">
            <text:p>0,00043807430344365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10]+[.A2]*STDEV([.D100:.D109])/SQRT(10)" office:value-type="float" office:value="0.00000093826932358996" calcext:value-type="float">
            <text:p>9,3826932358996E-07</text:p>
          </table:table-cell>
          <table:table-cell table:style-name="ce10" table:formula="of:=[.E110]+[.A2]*STDEV([.E100:.E109])/SQRT(10)" office:value-type="float" office:value="0.000219173998697508" calcext:value-type="float">
            <text:p>0,000219173998697508</text:p>
          </table:table-cell>
          <table:table-cell table:style-name="ce10" table:formula="of:=[.F110]+[.A2]*STDEV([.F100:.F109])/SQRT(10)" office:value-type="float" office:value="0.000402561425352996" calcext:value-type="float">
            <text:p>0,000402561425352996</text:p>
          </table:table-cell>
          <table:table-cell table:style-name="ce22" table:formula="of:=[.G110]+[.A2]*STDEV([.G100:.G109])/SQRT(10)" office:value-type="float" office:value="0.000756455894176715" calcext:value-type="float">
            <text:p>0,000756455894176715</text:p>
          </table:table-cell>
          <table:table-cell table:style-name="ce10" table:formula="of:=[.H110]+[.A2]*STDEV([.H100:.H109])/SQRT(10)" office:value-type="float" office:value="0.00256909409035623" calcext:value-type="float">
            <text:p>0,00256909409035623</text:p>
          </table:table-cell>
          <table:table-cell table:style-name="ce10" table:formula="of:=[.I110]+[.A2]*STDEV([.I100:.I109])/SQRT(10)" office:value-type="float" office:value="0.000831725696556341" calcext:value-type="float">
            <text:p>0,000831725696556341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258" calcext:value-type="float">
            <text:p>0,02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0423" calcext:value-type="float">
            <text:p>0,000423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1166" calcext:value-type="float">
            <text:p>0,00116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328" calcext:value-type="float">
            <text:p>0,0003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1247" calcext:value-type="float">
            <text:p>0,001247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314" calcext:value-type="float">
            <text:p>0,0003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38" calcext:value-type="float">
            <text:p>0,001138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533" calcext:value-type="float">
            <text:p>0,0005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8" calcext:value-type="float">
            <text:p>0,000298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1082" calcext:value-type="float">
            <text:p>0,0010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66" calcext:value-type="float">
            <text:p>0,00046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1044" calcext:value-type="float">
            <text:p>0,00104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1045" calcext:value-type="float">
            <text:p>0,00104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0686" calcext:value-type="float">
            <text:p>0,0006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0.000762" calcext:value-type="float">
            <text:p>0,0007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000807" calcext:value-type="float">
            <text:p>0,000807</text:p>
          </table:table-cell>
          <table:table-cell office:value-type="float" office:value="0.001135" calcext:value-type="float">
            <text:p>0,001135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759" calcext:value-type="float">
            <text:p>0,00075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116:.D125])" office:value-type="float" office:value="0.0000004" calcext:value-type="float">
            <text:p>0,0000004</text:p>
          </table:table-cell>
          <table:table-cell table:style-name="ce8" table:formula="of:=AVERAGE([.E116:.E125])" office:value-type="float" office:value="0.0003834" calcext:value-type="float">
            <text:p>0,0003834</text:p>
          </table:table-cell>
          <table:table-cell table:style-name="ce8" table:formula="of:=AVERAGE([.F116:.F125])" office:value-type="float" office:value="0.0007004" calcext:value-type="float">
            <text:p>0,0007004</text:p>
          </table:table-cell>
          <table:table-cell table:style-name="ce8" table:formula="of:=AVERAGE([.G116:.G125])" office:value-type="float" office:value="0.0011274" calcext:value-type="float">
            <text:p>0,0011274</text:p>
          </table:table-cell>
          <table:table-cell table:style-name="ce8" table:formula="of:=AVERAGE([.H116:.H125])" office:value-type="float" office:value="0.0003778" calcext:value-type="float">
            <text:p>0,0003778</text:p>
          </table:table-cell>
          <table:table-cell table:style-name="ce8" table:formula="of:=AVERAGE([.I116:.I125])" office:value-type="float" office:value="0.0031275" calcext:value-type="float">
            <text:p>0,0031275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26]-[.A2]*STDEV([.D116:.D125])/SQRT(10)" office:value-type="float" office:value="0.00000007993334027633" calcext:value-type="float">
            <text:p>7,993334027633E-08</text:p>
          </table:table-cell>
          <table:table-cell table:style-name="ce9" table:formula="of:=[.E126]-[.A2]*STDEV([.E116:.E125])/SQRT(10)" office:value-type="float" office:value="0.00033733633962535" calcext:value-type="float">
            <text:p>0,00033733633962535</text:p>
          </table:table-cell>
          <table:table-cell table:style-name="ce9" table:formula="of:=[.F126]-[.A2]*STDEV([.F116:.F125])/SQRT(10)" office:value-type="float" office:value="0.000601350184797974" calcext:value-type="float">
            <text:p>0,000601350184797974</text:p>
          </table:table-cell>
          <table:table-cell table:style-name="ce21" table:formula="of:=[.G126]-[.A2]*STDEV([.G116:.G125])/SQRT(10)" office:value-type="float" office:value="0.00108950756782681" calcext:value-type="float">
            <text:p>0,00108950756782681</text:p>
          </table:table-cell>
          <table:table-cell table:style-name="ce9" table:formula="of:=[.H126]-[.A2]*STDEV([.H116:.H125])/SQRT(10)" office:value-type="float" office:value="0.00031306933701354" calcext:value-type="float">
            <text:p>0,00031306933701354</text:p>
          </table:table-cell>
          <table:table-cell table:style-name="ce9" table:formula="of:=[.I126]-[.A2]*STDEV([.I116:.I125])/SQRT(10)" office:value-type="float" office:value="-0.00181159814678933" calcext:value-type="float">
            <text:p>-0,0018115981467893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26]+[.A2]*STDEV([.D116:.D125])/SQRT(10)" office:value-type="float" office:value="0.00000072006665972367" calcext:value-type="float">
            <text:p>7,2006665972367E-07</text:p>
          </table:table-cell>
          <table:table-cell table:style-name="ce10" table:formula="of:=[.E126]+[.A2]*STDEV([.E116:.E125])/SQRT(10)" office:value-type="float" office:value="0.00042946366037465" calcext:value-type="float">
            <text:p>0,00042946366037465</text:p>
          </table:table-cell>
          <table:table-cell table:style-name="ce10" table:formula="of:=[.F126]+[.A2]*STDEV([.F116:.F125])/SQRT(10)" office:value-type="float" office:value="0.000799449815202026" calcext:value-type="float">
            <text:p>0,000799449815202026</text:p>
          </table:table-cell>
          <table:table-cell table:style-name="ce22" table:formula="of:=[.G126]+[.A2]*STDEV([.G116:.G125])/SQRT(10)" office:value-type="float" office:value="0.00116529243217319" calcext:value-type="float">
            <text:p>0,00116529243217319</text:p>
          </table:table-cell>
          <table:table-cell table:style-name="ce10" table:formula="of:=[.H126]+[.A2]*STDEV([.H116:.H125])/SQRT(10)" office:value-type="float" office:value="0.00044253066298646" calcext:value-type="float">
            <text:p>0,00044253066298646</text:p>
          </table:table-cell>
          <table:table-cell table:style-name="ce10" table:formula="of:=[.I126]+[.A2]*STDEV([.I116:.I125])/SQRT(10)" office:value-type="float" office:value="0.00806659814678933" calcext:value-type="float">
            <text:p>0,00806659814678933</text:p>
          </table:table-cell>
        </table:table-row>
      </table:table>
      <table:table table:name="Planilha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row table:style-name="ro1">
          <table:table-cell office:value-type="string" calcext:value-type="string">
            <text:p>Custom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33" calcext:value-type="float">
            <text:p>0,00003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89" calcext:value-type="float">
            <text:p>0,000089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91" calcext:value-type="float">
            <text:p>0,000091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4:.D13])" office:value-type="float" office:value="0.0000034" calcext:value-type="float">
            <text:p>0,0000034</text:p>
          </table:table-cell>
          <table:table-cell table:style-name="ce8" table:formula="of:=AVERAGE([.E4:.E13])" office:value-type="float" office:value="0.0000314" calcext:value-type="float">
            <text:p>0,0000314</text:p>
          </table:table-cell>
          <table:table-cell table:style-name="ce8" table:formula="of:=AVERAGE([.F4:.F13])" office:value-type="float" office:value="0.000062" calcext:value-type="float">
            <text:p>0,000062</text:p>
          </table:table-cell>
          <table:table-cell table:style-name="ce8" table:formula="of:=AVERAGE([.G4:.G13])" office:value-type="float" office:value="0.0000797" calcext:value-type="float">
            <text:p>0,0000797</text:p>
          </table:table-cell>
          <table:table-cell table:style-name="ce8" table:formula="of:=AVERAGE([.H4:.H13])" office:value-type="float" office:value="0.0003975" calcext:value-type="float">
            <text:p>0,0003975</text:p>
          </table:table-cell>
          <table:table-cell table:style-name="ce8" table:formula="of:=AVERAGE([.I4:.I13])" office:value-type="float" office:value="0.0013319" calcext:value-type="float">
            <text:p>0,0013319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4]-[.A2]*STDEV([.D4:.D13])/SQRT(10)" office:value-type="float" office:value="-0.0000030491644936896" calcext:value-type="float">
            <text:p>-3,0491644936896E-06</text:p>
          </table:table-cell>
          <table:table-cell table:style-name="ce9" table:formula="of:=[.E14]-[.A2]*STDEV([.E4:.E13])/SQRT(10)" office:value-type="float" office:value="0.0000268716882714293" calcext:value-type="float">
            <text:p>2,68716882714293E-05</text:p>
          </table:table-cell>
          <table:table-cell table:style-name="ce9" table:formula="of:=[.F14]-[.A2]*STDEV([.F4:.F13])/SQRT(10)" office:value-type="float" office:value="0.0000536536826484171" calcext:value-type="float">
            <text:p>5,36536826484171E-05</text:p>
          </table:table-cell>
          <table:table-cell table:style-name="ce21" table:formula="of:=[.G14]-[.A2]*STDEV([.G4:.G13])/SQRT(10)" office:value-type="float" office:value="0.000075182541324053" calcext:value-type="float">
            <text:p>7,5182541324053E-05</text:p>
          </table:table-cell>
          <table:table-cell table:style-name="ce9" table:formula="of:=[.H14]-[.A2]*STDEV([.H4:.H13])/SQRT(10)" office:value-type="float" office:value="0.000282671485655058" calcext:value-type="float">
            <text:p>0,000282671485655058</text:p>
          </table:table-cell>
          <table:table-cell table:style-name="ce9" table:formula="of:=[.I14]-[.A2]*STDEV([.I4:.I13])/SQRT(10)" office:value-type="float" office:value="0.00109015864139448" calcext:value-type="float">
            <text:p>0,00109015864139448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4]+[.A2]*STDEV([.D4:.D13])/SQRT(10)" office:value-type="float" office:value="0.0000098491644936896" calcext:value-type="float">
            <text:p>9,8491644936896E-06</text:p>
          </table:table-cell>
          <table:table-cell table:style-name="ce10" table:formula="of:=[.E14]+[.A2]*STDEV([.E4:.E13])/SQRT(10)" office:value-type="float" office:value="0.0000359283117285707" calcext:value-type="float">
            <text:p>3,59283117285707E-05</text:p>
          </table:table-cell>
          <table:table-cell table:style-name="ce10" table:formula="of:=[.F14]+[.A2]*STDEV([.F4:.F13])/SQRT(10)" office:value-type="float" office:value="0.0000703463173515829" calcext:value-type="float">
            <text:p>7,03463173515829E-05</text:p>
          </table:table-cell>
          <table:table-cell table:style-name="ce22" table:formula="of:=[.G14]+[.A2]*STDEV([.G4:.G13])/SQRT(10)" office:value-type="float" office:value="0.000084217458675947" calcext:value-type="float">
            <text:p>8,4217458675947E-05</text:p>
          </table:table-cell>
          <table:table-cell table:style-name="ce10" table:formula="of:=[.H14]+[.A2]*STDEV([.H4:.H13])/SQRT(10)" office:value-type="float" office:value="0.000512328514344943" calcext:value-type="float">
            <text:p>0,000512328514344943</text:p>
          </table:table-cell>
          <table:table-cell table:style-name="ce10" table:formula="of:=[.I14]+[.A2]*STDEV([.I4:.I13])/SQRT(10)" office:value-type="float" office:value="0.00157364135860552" calcext:value-type="float">
            <text:p>0,00157364135860552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888" calcext:value-type="float">
            <text:p>0,0008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89" calcext:value-type="float">
            <text:p>0,000089</text:p>
          </table:table-cell>
          <table:table-cell office:value-type="float" office:value="0.002572" calcext:value-type="float">
            <text:p>0,002572</text:p>
          </table:table-cell>
          <table:table-cell office:value-type="float" office:value="0.001009" calcext:value-type="float">
            <text:p>0,0010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1582" calcext:value-type="float">
            <text:p>0,0015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264" calcext:value-type="float">
            <text:p>0,0012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432" calcext:value-type="float">
            <text:p>0,000432</text:p>
          </table:table-cell>
          <table:table-cell office:value-type="float" office:value="0.001317" calcext:value-type="float">
            <text:p>0,0013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1386" calcext:value-type="float">
            <text:p>0,0013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138" calcext:value-type="float">
            <text:p>0,001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743" calcext:value-type="float">
            <text:p>0,00074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20:.D29])" office:value-type="float" office:value="0.0000007" calcext:value-type="float">
            <text:p>0,0000007</text:p>
          </table:table-cell>
          <table:table-cell table:style-name="ce8" table:formula="of:=AVERAGE([.E20:.E29])" office:value-type="float" office:value="0.0000286" calcext:value-type="float">
            <text:p>0,0000286</text:p>
          </table:table-cell>
          <table:table-cell table:style-name="ce8" table:formula="of:=AVERAGE([.F20:.F29])" office:value-type="float" office:value="0.0000649" calcext:value-type="float">
            <text:p>0,0000649</text:p>
          </table:table-cell>
          <table:table-cell table:style-name="ce8" table:formula="of:=AVERAGE([.G20:.G29])" office:value-type="float" office:value="0.0000794" calcext:value-type="float">
            <text:p>0,0000794</text:p>
          </table:table-cell>
          <table:table-cell table:style-name="ce8" table:formula="of:=AVERAGE([.H20:.H29])" office:value-type="float" office:value="0.0005953" calcext:value-type="float">
            <text:p>0,0005953</text:p>
          </table:table-cell>
          <table:table-cell table:style-name="ce8" table:formula="of:=AVERAGE([.I20:.I29])" office:value-type="float" office:value="0.0011949" calcext:value-type="float">
            <text:p>0,0011949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30]-[.A2]*STDEV([.D20:.D29])/SQRT(10)" office:value-type="float" office:value="0.00000040060505459622" calcext:value-type="float">
            <text:p>4,00605054596219E-07</text:p>
          </table:table-cell>
          <table:table-cell table:style-name="ce9" table:formula="of:=[.E30]-[.A2]*STDEV([.E20:.E29])/SQRT(10)" office:value-type="float" office:value="0.0000255051026942185" calcext:value-type="float">
            <text:p>2,55051026942185E-05</text:p>
          </table:table-cell>
          <table:table-cell table:style-name="ce9" table:formula="of:=[.F30]-[.A2]*STDEV([.F20:.F29])/SQRT(10)" office:value-type="float" office:value="0.0000569817185927472" calcext:value-type="float">
            <text:p>5,69817185927472E-05</text:p>
          </table:table-cell>
          <table:table-cell table:style-name="ce21" table:formula="of:=[.G30]-[.A2]*STDEV([.G20:.G29])/SQRT(10)" office:value-type="float" office:value="0.0000742622903503171" calcext:value-type="float">
            <text:p>7,42622903503171E-05</text:p>
          </table:table-cell>
          <table:table-cell table:style-name="ce9" table:formula="of:=[.H30]-[.A2]*STDEV([.H20:.H29])/SQRT(10)" office:value-type="float" office:value="0.000161070852995283" calcext:value-type="float">
            <text:p>0,000161070852995283</text:p>
          </table:table-cell>
          <table:table-cell table:style-name="ce9" table:formula="of:=[.I30]-[.A2]*STDEV([.I20:.I29])/SQRT(10)" office:value-type="float" office:value="0.00103745332213236" calcext:value-type="float">
            <text:p>0,00103745332213236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30]+[.A2]*STDEV([.D20:.D29])/SQRT(10)" office:value-type="float" office:value="0.00000099939494540378" calcext:value-type="float">
            <text:p>9,99394945403781E-07</text:p>
          </table:table-cell>
          <table:table-cell table:style-name="ce10" table:formula="of:=[.E30]+[.A2]*STDEV([.E20:.E29])/SQRT(10)" office:value-type="float" office:value="0.0000316948973057815" calcext:value-type="float">
            <text:p>3,16948973057815E-05</text:p>
          </table:table-cell>
          <table:table-cell table:style-name="ce10" table:formula="of:=[.F30]+[.A2]*STDEV([.F20:.F29])/SQRT(10)" office:value-type="float" office:value="0.0000728182814072527" calcext:value-type="float">
            <text:p>7,28182814072527E-05</text:p>
          </table:table-cell>
          <table:table-cell table:style-name="ce22" table:formula="of:=[.G30]+[.A2]*STDEV([.G20:.G29])/SQRT(10)" office:value-type="float" office:value="0.0000845377096496829" calcext:value-type="float">
            <text:p>8,45377096496829E-05</text:p>
          </table:table-cell>
          <table:table-cell table:style-name="ce10" table:formula="of:=[.H30]+[.A2]*STDEV([.H20:.H29])/SQRT(10)" office:value-type="float" office:value="0.00102952914700472" calcext:value-type="float">
            <text:p>0,00102952914700472</text:p>
          </table:table-cell>
          <table:table-cell table:style-name="ce10" table:formula="of:=[.I30]+[.A2]*STDEV([.I20:.I29])/SQRT(10)" office:value-type="float" office:value="0.00135234667786764" calcext:value-type="float">
            <text:p>0,0013523466778676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1269" calcext:value-type="float">
            <text:p>0,0012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1363" calcext:value-type="float">
            <text:p>0,0013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1321" calcext:value-type="float">
            <text:p>0,0013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1569" calcext:value-type="float">
            <text:p>0,0015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952" calcext:value-type="float">
            <text:p>0,0009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1463" calcext:value-type="float">
            <text:p>0,0014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1069" calcext:value-type="float">
            <text:p>0,00106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36:.D45])" office:value-type="float" office:value="0.0000001" calcext:value-type="float">
            <text:p>0,0000001</text:p>
          </table:table-cell>
          <table:table-cell table:style-name="ce8" table:formula="of:=AVERAGE([.E36:.E45])" office:value-type="float" office:value="0.0000305" calcext:value-type="float">
            <text:p>0,0000305</text:p>
          </table:table-cell>
          <table:table-cell table:style-name="ce8" table:formula="of:=AVERAGE([.F36:.F45])" office:value-type="float" office:value="0.0000596" calcext:value-type="float">
            <text:p>0,0000596</text:p>
          </table:table-cell>
          <table:table-cell table:style-name="ce8" table:formula="of:=AVERAGE([.G36:.G45])" office:value-type="float" office:value="0.0000852" calcext:value-type="float">
            <text:p>0,0000852</text:p>
          </table:table-cell>
          <table:table-cell table:style-name="ce8" table:formula="of:=AVERAGE([.H36:.H45])" office:value-type="float" office:value="0.000424" calcext:value-type="float">
            <text:p>0,000424</text:p>
          </table:table-cell>
          <table:table-cell table:style-name="ce8" table:formula="of:=AVERAGE([.I36:.I45])" office:value-type="float" office:value="0.0011764" calcext:value-type="float">
            <text:p>0,0011764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46]-[.A2]*STDEV([.D36:.D45])/SQRT(10)" office:value-type="float" office:value="-0.000000096" calcext:value-type="float">
            <text:p>-0,000000096</text:p>
          </table:table-cell>
          <table:table-cell table:style-name="ce9" table:formula="of:=[.E46]-[.A2]*STDEV([.E36:.E45])/SQRT(10)" office:value-type="float" office:value="0.0000272300682983687" calcext:value-type="float">
            <text:p>2,72300682983687E-05</text:p>
          </table:table-cell>
          <table:table-cell table:style-name="ce9" table:formula="of:=[.F46]-[.A2]*STDEV([.F36:.F45])/SQRT(10)" office:value-type="float" office:value="0.0000533662276090458" calcext:value-type="float">
            <text:p>5,33662276090458E-05</text:p>
          </table:table-cell>
          <table:table-cell table:style-name="ce21" table:formula="of:=[.G46]-[.A2]*STDEV([.G36:.G45])/SQRT(10)" office:value-type="float" office:value="0.0000794018737126168" calcext:value-type="float">
            <text:p>7,94018737126168E-05</text:p>
          </table:table-cell>
          <table:table-cell table:style-name="ce9" table:formula="of:=[.H46]-[.A2]*STDEV([.H36:.H45])/SQRT(10)" office:value-type="float" office:value="0.000285316553066585" calcext:value-type="float">
            <text:p>0,000285316553066585</text:p>
          </table:table-cell>
          <table:table-cell table:style-name="ce9" table:formula="of:=[.I46]-[.A2]*STDEV([.I36:.I45])/SQRT(10)" office:value-type="float" office:value="0.00101945763796009" calcext:value-type="float">
            <text:p>0,0010194576379600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46]+[.A2]*STDEV([.D36:.D45])/SQRT(10)" office:value-type="float" office:value="0.000000296" calcext:value-type="float">
            <text:p>0,000000296</text:p>
          </table:table-cell>
          <table:table-cell table:style-name="ce10" table:formula="of:=[.E46]+[.A2]*STDEV([.E36:.E45])/SQRT(10)" office:value-type="float" office:value="0.0000337699317016313" calcext:value-type="float">
            <text:p>3,37699317016313E-05</text:p>
          </table:table-cell>
          <table:table-cell table:style-name="ce10" table:formula="of:=[.F46]+[.A2]*STDEV([.F36:.F45])/SQRT(10)" office:value-type="float" office:value="0.0000658337723909542" calcext:value-type="float">
            <text:p>6,58337723909542E-05</text:p>
          </table:table-cell>
          <table:table-cell table:style-name="ce22" table:formula="of:=[.G46]+[.A2]*STDEV([.G36:.G45])/SQRT(10)" office:value-type="float" office:value="0.0000909981262873832" calcext:value-type="float">
            <text:p>9,09981262873832E-05</text:p>
          </table:table-cell>
          <table:table-cell table:style-name="ce10" table:formula="of:=[.H46]+[.A2]*STDEV([.H36:.H45])/SQRT(10)" office:value-type="float" office:value="0.000562683446933415" calcext:value-type="float">
            <text:p>0,000562683446933415</text:p>
          </table:table-cell>
          <table:table-cell table:style-name="ce10" table:formula="of:=[.I46]+[.A2]*STDEV([.I36:.I45])/SQRT(10)" office:value-type="float" office:value="0.00133334236203991" calcext:value-type="float">
            <text:p>0,00133334236203991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0.001038" calcext:value-type="float">
            <text:p>0,0010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89" calcext:value-type="float">
            <text:p>0,000089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1609" calcext:value-type="float">
            <text:p>0,0016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1152" calcext:value-type="float">
            <text:p>0,0011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1122" calcext:value-type="float">
            <text:p>0,0011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1553" calcext:value-type="float">
            <text:p>0,0015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1016" calcext:value-type="float">
            <text:p>0,0010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0147" calcext:value-type="float">
            <text:p>0,001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2042" calcext:value-type="float">
            <text:p>0,002042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52:.D61])" office:value-type="float" office:value="0.0000004" calcext:value-type="float">
            <text:p>0,0000004</text:p>
          </table:table-cell>
          <table:table-cell table:style-name="ce8" table:formula="of:=AVERAGE([.E52:.E61])" office:value-type="float" office:value="0.0000295" calcext:value-type="float">
            <text:p>0,0000295</text:p>
          </table:table-cell>
          <table:table-cell table:style-name="ce8" table:formula="of:=AVERAGE([.F52:.F61])" office:value-type="float" office:value="0.0000603" calcext:value-type="float">
            <text:p>0,0000603</text:p>
          </table:table-cell>
          <table:table-cell table:style-name="ce8" table:formula="of:=AVERAGE([.G52:.G61])" office:value-type="float" office:value="0.0000769" calcext:value-type="float">
            <text:p>0,0000769</text:p>
          </table:table-cell>
          <table:table-cell table:style-name="ce8" table:formula="of:=AVERAGE([.H52:.H61])" office:value-type="float" office:value="0.0003612" calcext:value-type="float">
            <text:p>0,0003612</text:p>
          </table:table-cell>
          <table:table-cell table:style-name="ce8" table:formula="of:=AVERAGE([.I52:.I61])" office:value-type="float" office:value="0.0012853" calcext:value-type="float">
            <text:p>0,0012853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62]-[.A2]*STDEV([.D52:.D61])/SQRT(10)" office:value-type="float" office:value="0.00000007993334027633" calcext:value-type="float">
            <text:p>7,99333402763314E-08</text:p>
          </table:table-cell>
          <table:table-cell table:style-name="ce9" table:formula="of:=[.E62]-[.A2]*STDEV([.E52:.E61])/SQRT(10)" office:value-type="float" office:value="0.0000256320680231191" calcext:value-type="float">
            <text:p>2,56320680231191E-05</text:p>
          </table:table-cell>
          <table:table-cell table:style-name="ce9" table:formula="of:=[.F62]-[.A2]*STDEV([.F52:.F61])/SQRT(10)" office:value-type="float" office:value="0.000055048484070713" calcext:value-type="float">
            <text:p>5,5048484070713E-05</text:p>
          </table:table-cell>
          <table:table-cell table:style-name="ce21" table:formula="of:=[.G62]-[.A2]*STDEV([.G52:.G61])/SQRT(10)" office:value-type="float" office:value="0.0000715247697310306" calcext:value-type="float">
            <text:p>7,15247697310306E-05</text:p>
          </table:table-cell>
          <table:table-cell table:style-name="ce9" table:formula="of:=[.H62]-[.A2]*STDEV([.H52:.H61])/SQRT(10)" office:value-type="float" office:value="0.000274831507843813" calcext:value-type="float">
            <text:p>0,000274831507843813</text:p>
          </table:table-cell>
          <table:table-cell table:style-name="ce9" table:formula="of:=[.I62]-[.A2]*STDEV([.I52:.I61])/SQRT(10)" office:value-type="float" office:value="0.00103982030445224" calcext:value-type="float">
            <text:p>0,00103982030445224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62]+[.A2]*STDEV([.D52:.D61])/SQRT(10)" office:value-type="float" office:value="0.00000072006665972367" calcext:value-type="float">
            <text:p>7,20066659723669E-07</text:p>
          </table:table-cell>
          <table:table-cell table:style-name="ce10" table:formula="of:=[.E62]+[.A2]*STDEV([.E52:.E61])/SQRT(10)" office:value-type="float" office:value="0.0000333679319768809" calcext:value-type="float">
            <text:p>3,33679319768809E-05</text:p>
          </table:table-cell>
          <table:table-cell table:style-name="ce10" table:formula="of:=[.F62]+[.A2]*STDEV([.F52:.F61])/SQRT(10)" office:value-type="float" office:value="0.000065551515929287" calcext:value-type="float">
            <text:p>6,5551515929287E-05</text:p>
          </table:table-cell>
          <table:table-cell table:style-name="ce22" table:formula="of:=[.G62]+[.A2]*STDEV([.G52:.G61])/SQRT(10)" office:value-type="float" office:value="0.0000822752302689694" calcext:value-type="float">
            <text:p>8,22752302689694E-05</text:p>
          </table:table-cell>
          <table:table-cell table:style-name="ce10" table:formula="of:=[.H62]+[.A2]*STDEV([.H52:.H61])/SQRT(10)" office:value-type="float" office:value="0.000447568492156187" calcext:value-type="float">
            <text:p>0,000447568492156187</text:p>
          </table:table-cell>
          <table:table-cell table:style-name="ce10" table:formula="of:=[.I62]+[.A2]*STDEV([.I52:.I61])/SQRT(10)" office:value-type="float" office:value="0.00153077969554776" calcext:value-type="float">
            <text:p>0,00153077969554776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3043" calcext:value-type="float">
            <text:p>0,0030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159" calcext:value-type="float">
            <text:p>0,001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384" calcext:value-type="float">
            <text:p>0,000384</text:p>
          </table:table-cell>
          <table:table-cell office:value-type="float" office:value="0.001376" calcext:value-type="float">
            <text:p>0,0013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2573" calcext:value-type="float">
            <text:p>0,0025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303" calcext:value-type="float">
            <text:p>0,000303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1382" calcext:value-type="float">
            <text:p>0,00138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92" calcext:value-type="float">
            <text:p>0,000092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868" calcext:value-type="float">
            <text:p>0,0008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1389" calcext:value-type="float">
            <text:p>0,001389</text:p>
          </table:table-cell>
          <table:table-cell office:value-type="float" office:value="0.001336" calcext:value-type="float">
            <text:p>0,00133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1131" calcext:value-type="float">
            <text:p>0,0011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68:.D77])" office:value-type="float" office:value="0.0000003" calcext:value-type="float">
            <text:p>0,0000003</text:p>
          </table:table-cell>
          <table:table-cell table:style-name="ce8" table:formula="of:=AVERAGE([.E68:.E77])" office:value-type="float" office:value="0.0000321" calcext:value-type="float">
            <text:p>0,0000321</text:p>
          </table:table-cell>
          <table:table-cell table:style-name="ce8" table:formula="of:=AVERAGE([.F68:.F77])" office:value-type="float" office:value="0.0000608" calcext:value-type="float">
            <text:p>0,0000608</text:p>
          </table:table-cell>
          <table:table-cell table:style-name="ce8" table:formula="of:=AVERAGE([.G68:.G77])" office:value-type="float" office:value="0.0000812" calcext:value-type="float">
            <text:p>0,0000812</text:p>
          </table:table-cell>
          <table:table-cell table:style-name="ce8" table:formula="of:=AVERAGE([.H68:.H77])" office:value-type="float" office:value="0.000435" calcext:value-type="float">
            <text:p>0,000435</text:p>
          </table:table-cell>
          <table:table-cell table:style-name="ce8" table:formula="of:=AVERAGE([.I68:.I77])" office:value-type="float" office:value="0.0015959" calcext:value-type="float">
            <text:p>0,0015959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78]-[.A2]*STDEV([.D68:.D77])/SQRT(10)" office:value-type="float" office:value="0.00000000060505459622" calcext:value-type="float">
            <text:p>6,05054596218506E-10</text:p>
          </table:table-cell>
          <table:table-cell table:style-name="ce9" table:formula="of:=[.E78]-[.A2]*STDEV([.E68:.E77])/SQRT(10)" office:value-type="float" office:value="0.0000246368283179632" calcext:value-type="float">
            <text:p>2,46368283179632E-05</text:p>
          </table:table-cell>
          <table:table-cell table:style-name="ce9" table:formula="of:=[.F78]-[.A2]*STDEV([.F68:.F77])/SQRT(10)" office:value-type="float" office:value="0.0000570605583304456" calcext:value-type="float">
            <text:p>5,70605583304456E-05</text:p>
          </table:table-cell>
          <table:table-cell table:style-name="ce21" table:formula="of:=[.G78]-[.A2]*STDEV([.G68:.G77])/SQRT(10)" office:value-type="float" office:value="0.0000742623505741818" calcext:value-type="float">
            <text:p>7,42623505741818E-05</text:p>
          </table:table-cell>
          <table:table-cell table:style-name="ce9" table:formula="of:=[.H78]-[.A2]*STDEV([.H68:.H77])/SQRT(10)" office:value-type="float" office:value="0.00021457788140832" calcext:value-type="float">
            <text:p>0,00021457788140832</text:p>
          </table:table-cell>
          <table:table-cell table:style-name="ce9" table:formula="of:=[.I78]-[.A2]*STDEV([.I68:.I77])/SQRT(10)" office:value-type="float" office:value="0.0011771703688345" calcext:value-type="float">
            <text:p>0,0011771703688345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78]+[.A2]*STDEV([.D68:.D77])/SQRT(10)" office:value-type="float" office:value="0.00000059939494540378" calcext:value-type="float">
            <text:p>5,99394945403782E-07</text:p>
          </table:table-cell>
          <table:table-cell table:style-name="ce10" table:formula="of:=[.E78]+[.A2]*STDEV([.E68:.E77])/SQRT(10)" office:value-type="float" office:value="0.0000395631716820368" calcext:value-type="float">
            <text:p>3,95631716820368E-05</text:p>
          </table:table-cell>
          <table:table-cell table:style-name="ce10" table:formula="of:=[.F78]+[.A2]*STDEV([.F68:.F77])/SQRT(10)" office:value-type="float" office:value="0.0000645394416695544" calcext:value-type="float">
            <text:p>6,45394416695544E-05</text:p>
          </table:table-cell>
          <table:table-cell table:style-name="ce22" table:formula="of:=[.G78]+[.A2]*STDEV([.G68:.G77])/SQRT(10)" office:value-type="float" office:value="0.0000881376494258182" calcext:value-type="float">
            <text:p>8,81376494258182E-05</text:p>
          </table:table-cell>
          <table:table-cell table:style-name="ce10" table:formula="of:=[.H78]+[.A2]*STDEV([.H68:.H77])/SQRT(10)" office:value-type="float" office:value="0.000655422118591679" calcext:value-type="float">
            <text:p>0,000655422118591679</text:p>
          </table:table-cell>
          <table:table-cell table:style-name="ce10" table:formula="of:=[.I78]+[.A2]*STDEV([.I68:.I77])/SQRT(10)" office:value-type="float" office:value="0.00201462963116551" calcext:value-type="float">
            <text:p>0,00201462963116551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629" calcext:value-type="float">
            <text:p>0,000629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3308" calcext:value-type="float">
            <text:p>0,0033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1226" calcext:value-type="float">
            <text:p>0,0012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301" calcext:value-type="float">
            <text:p>0,000301</text:p>
          </table:table-cell>
          <table:table-cell office:value-type="float" office:value="0.001036" calcext:value-type="float">
            <text:p>0,0010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1134" calcext:value-type="float">
            <text:p>0,0011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184" calcext:value-type="float">
            <text:p>0,0018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31" calcext:value-type="float">
            <text:p>0,0023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84:.D93])" office:value-type="float" office:value="0.0000004" calcext:value-type="float">
            <text:p>0,0000004</text:p>
          </table:table-cell>
          <table:table-cell table:style-name="ce8" table:formula="of:=AVERAGE([.E84:.E93])" office:value-type="float" office:value="0.0000299" calcext:value-type="float">
            <text:p>0,0000299</text:p>
          </table:table-cell>
          <table:table-cell table:style-name="ce8" table:formula="of:=AVERAGE([.F84:.F93])" office:value-type="float" office:value="0.0000665" calcext:value-type="float">
            <text:p>0,0000665</text:p>
          </table:table-cell>
          <table:table-cell table:style-name="ce8" table:formula="of:=AVERAGE([.G84:.G93])" office:value-type="float" office:value="0.0000781" calcext:value-type="float">
            <text:p>0,0000781</text:p>
          </table:table-cell>
          <table:table-cell table:style-name="ce8" table:formula="of:=AVERAGE([.H84:.H93])" office:value-type="float" office:value="0.0004113" calcext:value-type="float">
            <text:p>0,0004113</text:p>
          </table:table-cell>
          <table:table-cell table:style-name="ce8" table:formula="of:=AVERAGE([.I84:.I93])" office:value-type="float" office:value="0.0014782" calcext:value-type="float">
            <text:p>0,001478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94]-[.A2]*STDEV([.D84:.D93])/SQRT(10)" office:value-type="float" office:value="0.00000007993334027633" calcext:value-type="float">
            <text:p>7,99333402763314E-08</text:p>
          </table:table-cell>
          <table:table-cell table:style-name="ce9" table:formula="of:=[.E94]-[.A2]*STDEV([.E84:.E93])/SQRT(10)" office:value-type="float" office:value="0.0000265501133684191" calcext:value-type="float">
            <text:p>2,65501133684191E-05</text:p>
          </table:table-cell>
          <table:table-cell table:style-name="ce9" table:formula="of:=[.F94]-[.A2]*STDEV([.F84:.F93])/SQRT(10)" office:value-type="float" office:value="0.0000578510411673492" calcext:value-type="float">
            <text:p>5,78510411673492E-05</text:p>
          </table:table-cell>
          <table:table-cell table:style-name="ce21" table:formula="of:=[.G94]-[.A2]*STDEV([.G84:.G93])/SQRT(10)" office:value-type="float" office:value="0.0000734853202350181" calcext:value-type="float">
            <text:p>7,34853202350181E-05</text:p>
          </table:table-cell>
          <table:table-cell table:style-name="ce9" table:formula="of:=[.H94]-[.A2]*STDEV([.H84:.H93])/SQRT(10)" office:value-type="float" office:value="0.000305048212994897" calcext:value-type="float">
            <text:p>0,000305048212994897</text:p>
          </table:table-cell>
          <table:table-cell table:style-name="ce9" table:formula="of:=[.I94]-[.A82]*STDEV([.I84:.I93])/SQRT(10)" office:value-type="float" office:value="0.0014782" calcext:value-type="float">
            <text:p>0,0014782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94]+[.A2]*STDEV([.D84:.D93])/SQRT(10)" office:value-type="float" office:value="0.00000072006665972367" calcext:value-type="float">
            <text:p>7,20066659723669E-07</text:p>
          </table:table-cell>
          <table:table-cell table:style-name="ce10" table:formula="of:=[.E94]+[.A2]*STDEV([.E84:.E93])/SQRT(10)" office:value-type="float" office:value="0.0000332498866315809" calcext:value-type="float">
            <text:p>3,32498866315809E-05</text:p>
          </table:table-cell>
          <table:table-cell table:style-name="ce10" table:formula="of:=[.F94]+[.A2]*STDEV([.F84:.F93])/SQRT(10)" office:value-type="float" office:value="0.0000751489588326508" calcext:value-type="float">
            <text:p>7,51489588326508E-05</text:p>
          </table:table-cell>
          <table:table-cell table:style-name="ce22" table:formula="of:=[.G94]+[.A2]*STDEV([.G84:.G93])/SQRT(10)" office:value-type="float" office:value="0.0000827146797649819" calcext:value-type="float">
            <text:p>8,27146797649819E-05</text:p>
          </table:table-cell>
          <table:table-cell table:style-name="ce10" table:formula="of:=[.H94]+[.A2]*STDEV([.H84:.H93])/SQRT(10)" office:value-type="float" office:value="0.000517551787005103" calcext:value-type="float">
            <text:p>0,000517551787005103</text:p>
          </table:table-cell>
          <table:table-cell table:style-name="ce10" table:formula="of:=[.I94]+[.A82]*STDEV([.I84:.I93])/SQRT(10)" office:value-type="float" office:value="0.0014782" calcext:value-type="float">
            <text:p>0,0014782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1017" calcext:value-type="float">
            <text:p>0,0010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1707" calcext:value-type="float">
            <text:p>0,0017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45" calcext:value-type="float">
            <text:p>0,0023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1501" calcext:value-type="float">
            <text:p>0,0015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567" calcext:value-type="float">
            <text:p>0,0015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764" calcext:value-type="float">
            <text:p>0,0007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1462" calcext:value-type="float">
            <text:p>0,0014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1488" calcext:value-type="float">
            <text:p>0,0014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3539" calcext:value-type="float">
            <text:p>0,00353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100:.D109])" office:value-type="float" office:value="0.0000004" calcext:value-type="float">
            <text:p>0,0000004</text:p>
          </table:table-cell>
          <table:table-cell table:style-name="ce8" table:formula="of:=AVERAGE([.E100:.E109])" office:value-type="float" office:value="0.0000299" calcext:value-type="float">
            <text:p>0,0000299</text:p>
          </table:table-cell>
          <table:table-cell table:style-name="ce8" table:formula="of:=AVERAGE([.F100:.F109])" office:value-type="float" office:value="0.0000636" calcext:value-type="float">
            <text:p>0,0000636</text:p>
          </table:table-cell>
          <table:table-cell table:style-name="ce8" table:formula="of:=AVERAGE([.G100:.G109])" office:value-type="float" office:value="0.0000757" calcext:value-type="float">
            <text:p>0,0000757</text:p>
          </table:table-cell>
          <table:table-cell table:style-name="ce8" table:formula="of:=AVERAGE([.H100:.H109])" office:value-type="float" office:value="0.0003939" calcext:value-type="float">
            <text:p>0,0003939</text:p>
          </table:table-cell>
          <table:table-cell table:style-name="ce8" table:formula="of:=AVERAGE([.I100:.I109])" office:value-type="float" office:value="0.001679" calcext:value-type="float">
            <text:p>0,001679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10]-[.A2]*STDEV([.D100:.D109])/SQRT(10)" office:value-type="float" office:value="0.00000007993334027633" calcext:value-type="float">
            <text:p>7,99333402763314E-08</text:p>
          </table:table-cell>
          <table:table-cell table:style-name="ce9" table:formula="of:=[.E110]-[.A2]*STDEV([.E100:.E109])/SQRT(10)" office:value-type="float" office:value="0.0000262571173807302" calcext:value-type="float">
            <text:p>2,62571173807302E-05</text:p>
          </table:table-cell>
          <table:table-cell table:style-name="ce9" table:formula="of:=[.F110]-[.A2]*STDEV([.F100:.F109])/SQRT(10)" office:value-type="float" office:value="0.0000560983220839898" calcext:value-type="float">
            <text:p>5,60983220839898E-05</text:p>
          </table:table-cell>
          <table:table-cell table:style-name="ce21" table:formula="of:=[.G110]-[.A2]*STDEV([.G100:.G109])/SQRT(10)" office:value-type="float" office:value="0.0000669880994802129" calcext:value-type="float">
            <text:p>6,69880994802129E-05</text:p>
          </table:table-cell>
          <table:table-cell table:style-name="ce9" table:formula="of:=[.H110]-[.A2]*STDEV([.H100:.H109])/SQRT(10)" office:value-type="float" office:value="0.000317236713013623" calcext:value-type="float">
            <text:p>0,000317236713013623</text:p>
          </table:table-cell>
          <table:table-cell table:style-name="ce9" table:formula="of:=[.I110]-[.A2]*STDEV([.I100:.I109])/SQRT(10)" office:value-type="float" office:value="0.00119956514291651" calcext:value-type="float">
            <text:p>0,00119956514291651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10]+[.A2]*STDEV([.D100:.D109])/SQRT(10)" office:value-type="float" office:value="0.00000072006665972367" calcext:value-type="float">
            <text:p>7,20066659723669E-07</text:p>
          </table:table-cell>
          <table:table-cell table:style-name="ce10" table:formula="of:=[.E110]+[.A2]*STDEV([.E100:.E109])/SQRT(10)" office:value-type="float" office:value="0.0000335428826192698" calcext:value-type="float">
            <text:p>3,35428826192698E-05</text:p>
          </table:table-cell>
          <table:table-cell table:style-name="ce10" table:formula="of:=[.F110]+[.A2]*STDEV([.F100:.F109])/SQRT(10)" office:value-type="float" office:value="0.0000711016779160102" calcext:value-type="float">
            <text:p>7,11016779160102E-05</text:p>
          </table:table-cell>
          <table:table-cell table:style-name="ce22" table:formula="of:=[.G110]+[.A2]*STDEV([.G100:.G109])/SQRT(10)" office:value-type="float" office:value="0.0000844119005197871" calcext:value-type="float">
            <text:p>8,44119005197871E-05</text:p>
          </table:table-cell>
          <table:table-cell table:style-name="ce10" table:formula="of:=[.H110]+[.A2]*STDEV([.H100:.H109])/SQRT(10)" office:value-type="float" office:value="0.000470563286986377" calcext:value-type="float">
            <text:p>0,000470563286986377</text:p>
          </table:table-cell>
          <table:table-cell table:style-name="ce10" table:formula="of:=[.I110]+[.A2]*STDEV([.I100:.I109])/SQRT(10)" office:value-type="float" office:value="0.00215843485708349" calcext:value-type="float">
            <text:p>0,00215843485708349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1067" calcext:value-type="float">
            <text:p>0,0010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9717" calcext:value-type="float">
            <text:p>0,0097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962" calcext:value-type="float">
            <text:p>0,0009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1832" calcext:value-type="float">
            <text:p>0,0018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2501" calcext:value-type="float">
            <text:p>0,0025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1969" calcext:value-type="float">
            <text:p>0,0019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0,00000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195" calcext:value-type="float">
            <text:p>0,001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19329" calcext:value-type="float">
            <text:p>0,01932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8"/>
          <table:table-cell table:style-name="ce8" table:formula="of:=AVERAGE([.D116:.D125])" office:value-type="float" office:value="0.0000002" calcext:value-type="float">
            <text:p>0,0000002</text:p>
          </table:table-cell>
          <table:table-cell table:style-name="ce8" table:formula="of:=AVERAGE([.E116:.E125])" office:value-type="float" office:value="0.0000287" calcext:value-type="float">
            <text:p>0,0000287</text:p>
          </table:table-cell>
          <table:table-cell table:style-name="ce8" table:formula="of:=AVERAGE([.F116:.F125])" office:value-type="float" office:value="0.0000764" calcext:value-type="float">
            <text:p>0,0000764</text:p>
          </table:table-cell>
          <table:table-cell table:style-name="ce8" table:formula="of:=AVERAGE([.G116:.G125])" office:value-type="float" office:value="0.0001046" calcext:value-type="float">
            <text:p>0,0001046</text:p>
          </table:table-cell>
          <table:table-cell table:style-name="ce8" table:formula="of:=AVERAGE([.H116:.H125])" office:value-type="float" office:value="0.0003465" calcext:value-type="float">
            <text:p>0,0003465</text:p>
          </table:table-cell>
          <table:table-cell table:style-name="ce8" table:formula="of:=AVERAGE([.I116:.I125])" office:value-type="float" office:value="0.0041863" calcext:value-type="float">
            <text:p>0,0041863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9"/>
          <table:table-cell table:style-name="ce9" table:formula="of:=[.D126]-[.A2]*STDEV([.D116:.D125])/SQRT(10)" office:value-type="float" office:value="-0.00000006133333333333" calcext:value-type="float">
            <text:p>-6,13333333333333E-08</text:p>
          </table:table-cell>
          <table:table-cell table:style-name="ce9" table:formula="of:=[.E126]-[.A2]*STDEV([.E116:.E125])/SQRT(10)" office:value-type="float" office:value="0.0000270983336455082" calcext:value-type="float">
            <text:p>2,70983336455082E-05</text:p>
          </table:table-cell>
          <table:table-cell table:style-name="ce9" table:formula="of:=[.F126]-[.A2]*STDEV([.F116:.F125])/SQRT(10)" office:value-type="float" office:value="0.0000649631205499247" calcext:value-type="float">
            <text:p>6,49631205499247E-05</text:p>
          </table:table-cell>
          <table:table-cell table:style-name="ce21" table:formula="of:=[.G126]-[.A2]*STDEV([.G116:.G125])/SQRT(10)" office:value-type="float" office:value="0.0000869861527200898" calcext:value-type="float">
            <text:p>8,69861527200898E-05</text:p>
          </table:table-cell>
          <table:table-cell table:style-name="ce9" table:formula="of:=[.H126]-[.A2]*STDEV([.H116:.H125])/SQRT(10)" office:value-type="float" office:value="0.000249400840374388" calcext:value-type="float">
            <text:p>0,000249400840374388</text:p>
          </table:table-cell>
          <table:table-cell table:style-name="ce9" table:formula="of:=[.I126]-[.A2]*STDEV([.I116:.I125])/SQRT(10)" office:value-type="float" office:value="0.000517429323891251" calcext:value-type="float">
            <text:p>0,000517429323891251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0"/>
          <table:table-cell table:style-name="ce10" table:formula="of:=[.D126]+[.A2]*STDEV([.D116:.D125])/SQRT(10)" office:value-type="float" office:value="0.00000046133333333333" calcext:value-type="float">
            <text:p>4,61333333333333E-07</text:p>
          </table:table-cell>
          <table:table-cell table:style-name="ce10" table:formula="of:=[.E126]+[.A2]*STDEV([.E116:.E125])/SQRT(10)" office:value-type="float" office:value="0.0000303016663544918" calcext:value-type="float">
            <text:p>3,03016663544918E-05</text:p>
          </table:table-cell>
          <table:table-cell table:style-name="ce10" table:formula="of:=[.F126]+[.A2]*STDEV([.F116:.F125])/SQRT(10)" office:value-type="float" office:value="0.0000878368794500753" calcext:value-type="float">
            <text:p>8,78368794500753E-05</text:p>
          </table:table-cell>
          <table:table-cell table:style-name="ce22" table:formula="of:=[.G126]+[.A2]*STDEV([.G116:.G125])/SQRT(10)" office:value-type="float" office:value="0.00012221384727991" calcext:value-type="float">
            <text:p>0,00012221384727991</text:p>
          </table:table-cell>
          <table:table-cell table:style-name="ce10" table:formula="of:=[.H126]+[.A2]*STDEV([.H116:.H125])/SQRT(10)" office:value-type="float" office:value="0.000443599159625612" calcext:value-type="float">
            <text:p>0,000443599159625612</text:p>
          </table:table-cell>
          <table:table-cell table:style-name="ce10" table:formula="of:=[.I126]+[.A2]*STDEV([.I116:.I125])/SQRT(10)" office:value-type="float" office:value="0.00785517067610875" calcext:value-type="float">
            <text:p>0,00785517067610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23:33:40.231585530</meta:creation-date>
    <dc:date>2023-07-28T12:06:15.518713322</dc:date>
    <meta:editing-duration>PT1H45M25S</meta:editing-duration>
    <meta:editing-cycles>7</meta:editing-cycles>
    <meta:generator>LibreOffice/7.3.7.2$Linux_X86_64 LibreOffice_project/30$Build-2</meta:generator>
    <meta:document-statistic meta:table-count="2" meta:cell-count="16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Planilha1.D14:Planilha1.I16" svg:x="0.32cm" svg:y="0.18cm" svg:width="12.72cm" svg:height="8.64cm">
          <chart:coordinate-region svg:x="1.524cm" svg:y="0.379cm" svg:width="11.42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D14:Planilha1.I14" chart:class="chart:line">
            <chart:data-point chart:repeated="6"/>
          </chart:series>
          <chart:series chart:style-name="ch7" chart:values-cell-range-address="Planilha1.D15:Planilha1.I15" chart:class="chart:line">
            <chart:data-point chart:repeated="6"/>
          </chart:series>
          <chart:series chart:style-name="ch8" chart:values-cell-range-address="Planilha1.D16:Planilha1.I1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nha 14</text:p>
                <draw:g>
                  <svg:desc/>
                </draw:g>
              </table:table-cell>
              <table:table-cell office:value-type="float" office:value="0.0000006">
                <text:p>0.0000006</text:p>
                <draw:g>
                  <svg:desc>Planilha1.D14:Planilha1.I14</svg:desc>
                </draw:g>
              </table:table-cell>
              <table:table-cell office:value-type="float" office:value="0.0000317">
                <text:p>0.0000317</text:p>
              </table:table-cell>
              <table:table-cell office:value-type="float" office:value="0.0000805">
                <text:p>0.0000805</text:p>
              </table:table-cell>
              <table:table-cell office:value-type="float" office:value="0.0007254">
                <text:p>0.0007254</text:p>
              </table:table-cell>
              <table:table-cell office:value-type="float" office:value="0.0005798">
                <text:p>0.0005798</text:p>
              </table:table-cell>
              <table:table-cell office:value-type="float" office:value="0.0041007">
                <text:p>0.0041007</text:p>
              </table:table-cell>
            </table:table-row>
            <table:table-row>
              <table:table-cell office:value-type="string">
                <text:p>Linha 15</text:p>
                <draw:g>
                  <svg:desc/>
                </draw:g>
              </table:table-cell>
              <table:table-cell office:value-type="float" office:value="0.00000027993334027633">
                <text:p>0.00000027993334027633</text:p>
                <draw:g>
                  <svg:desc>Planilha1.D15:Planilha1.I15</svg:desc>
                </draw:g>
              </table:table-cell>
              <table:table-cell office:value-type="float" office:value="0.000027079773742914">
                <text:p>0.000027079773742914</text:p>
              </table:table-cell>
              <table:table-cell office:value-type="float" office:value="0.0000638707735196933">
                <text:p>0.0000638707735196933</text:p>
              </table:table-cell>
              <table:table-cell office:value-type="float" office:value="-0.000308670696851579">
                <text:p>-0.000308670696851579</text:p>
              </table:table-cell>
              <table:table-cell office:value-type="float" office:value="0.000133183149213756">
                <text:p>0.000133183149213756</text:p>
              </table:table-cell>
              <table:table-cell office:value-type="float" office:value="-0.00202638332988123">
                <text:p>-0.00202638332988123</text:p>
              </table:table-cell>
            </table:table-row>
            <table:table-row>
              <table:table-cell office:value-type="string">
                <text:p>Linha 16</text:p>
                <draw:g>
                  <svg:desc/>
                </draw:g>
              </table:table-cell>
              <table:table-cell office:value-type="float" office:value="0.00000092006665972367">
                <text:p>0.00000092006665972367</text:p>
                <draw:g>
                  <svg:desc>Planilha1.D16:Planilha1.I16</svg:desc>
                </draw:g>
              </table:table-cell>
              <table:table-cell office:value-type="float" office:value="0.000036320226257086">
                <text:p>0.000036320226257086</text:p>
              </table:table-cell>
              <table:table-cell office:value-type="float" office:value="0.0000971292264803067">
                <text:p>0.0000971292264803067</text:p>
              </table:table-cell>
              <table:table-cell office:value-type="float" office:value="0.00175947069685158">
                <text:p>0.00175947069685158</text:p>
              </table:table-cell>
              <table:table-cell office:value-type="float" office:value="0.00102641685078624">
                <text:p>0.00102641685078624</text:p>
              </table:table-cell>
              <table:table-cell office:value-type="float" office:value="0.0102277833298812">
                <text:p>0.0102277833298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